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3E00000131AF11CB39.svm" manifest:media-type=""/>
  <manifest:file-entry manifest:full-path="Pictures/10000000000000200000002000309F1C.png" manifest:media-type="image/png"/>
  <manifest:file-entry manifest:full-path="Pictures/20000001000001960000015BAB64F6AF.svm" manifest:media-type=""/>
  <manifest:file-entry manifest:full-path="Pictures/20000001000001180000012D67277C1E.svm" manifest:media-type=""/>
  <manifest:file-entry manifest:full-path="Pictures/200000020000034B00000151CE2E79A7.eps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TexMathsArgs="12§inline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4" draw:id="id4" draw:layer="layout" svg:width="8.633cm" svg:height="3.44cm" svg:x="2.007cm" svg:y="1.107cm">
          <draw:image xlink:href="Pictures/200000020000034B00000151CE2E79A7.eps" xlink:type="simple" xlink:show="embed" xlink:actuate="onLoad">
            <text:p/>
          </draw:image>
          <draw:glue-point draw:id="4" svg:x="0.023cm" svg:y="-1.726cm"/>
        </draw:frame>
        <draw:frame draw:style-name="gr2" draw:layer="layout" svg:width="0.937cm" svg:height="0.911cm" svg:x="9.26cm" svg:y="4.384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4.329cm" svg:y="4.329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layer="layout" svg:width="1.2cm" svg:height="0.911cm" svg:x="1.36cm" svg:y="4.346cm">
          <draw:text-box>
            <text:p><text:span text:style-name="T1">(</text:span><text:span text:style-name="T1">پ</text:span><text:span text:style-name="T1">)</text:span></text:p>
          </draw:text-box>
        </draw:frame>
        <draw:line draw:style-name="gr3" draw:text-style-name="P1" draw:layer="layout" svg:x1="9.548cm" svg:y1="2.041cm" svg:x2="9.548cm" svg:y2="1.569cm">
          <text:p/>
        </draw:line>
        <draw:frame draw:style-name="gr2" xml:id="id1" draw:id="id1" draw:layer="layout" svg:width="2.267cm" svg:height="0.911cm" svg:x="7.817cm" svg:y="0.331cm">
          <draw:text-box>
            <text:p>خارجی نکتہ</text:p>
          </draw:text-box>
          <draw:glue-point draw:id="4" svg:x="0.035cm" svg:y="3.402cm"/>
        </draw:frame>
        <draw:connector draw:style-name="gr3" draw:text-style-name="P1" draw:layer="layout" draw:type="curve" svg:x1="8.957cm" svg:y1="1.095cm" svg:x2="9.358cm" svg:y2="2.371cm" draw:start-shape="id1" draw:start-glue-point="4" svg:d="m8957 1095c0 1443 401 805 401 1276">
          <text:p/>
        </draw:connector>
        <draw:custom-shape draw:style-name="gr4" draw:text-style-name="P1" xml:id="id3" draw:id="id3" draw:layer="layout" svg:width="0.595cm" svg:height="1.025cm" svg:x="9.57cm" svg:y="2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163cm" svg:y1="3.085cm" svg:x2="10.163cm" svg:y2="3.241cm">
          <text:p/>
        </draw:line>
        <draw:frame draw:style-name="gr2" xml:id="id2" draw:id="id2" draw:layer="layout" svg:width="2.288cm" svg:height="0.911cm" svg:x="10.47cm" svg:y="3.844cm">
          <draw:text-box>
            <text:p>خارجی دائرہ</text:p>
          </draw:text-box>
        </draw:frame>
        <draw:connector draw:style-name="gr3" draw:text-style-name="P1" draw:layer="layout" draw:type="curve" svg:x1="10.47cm" svg:y1="4.299cm" svg:x2="9.867cm" svg:y2="3.692cm" draw:start-shape="id2" draw:start-glue-point="3" draw:end-shape="id3" draw:end-glue-point="8" svg:d="m10470 4299c-402 0-603-202-603-607">
          <text:p/>
        </draw:connector>
        <draw:line draw:style-name="gr3" draw:text-style-name="P1" draw:layer="layout" svg:x1="6.506cm" svg:y1="1.833cm" svg:x2="6.506cm" svg:y2="1.361cm">
          <text:p/>
        </draw:line>
        <draw:custom-shape draw:style-name="gr4" draw:text-style-name="P1" draw:layer="layout" svg:width="0.595cm" svg:height="1.025cm" svg:x="6.527cm" svg:y="2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12cm" svg:y1="3.047cm" svg:x2="7.12cm" svg:y2="3.203cm">
          <text:p/>
        </draw:line>
        <draw:connector draw:style-name="gr3" draw:text-style-name="P1" draw:layer="layout" draw:type="curve" draw:line-skew="-0.355cm -3.116cm 2.045cm" svg:x1="8.957cm" svg:y1="1.095cm" svg:x2="6.342cm" svg:y2="2.234cm" draw:start-shape="id1" draw:start-glue-point="4" draw:end-shape="id4" draw:end-glue-point="4" svg:d="m8957 1095c0 438-933 292-933 536s-1682 66-1682 603">
          <text:p/>
        </draw:connector>
        <draw:custom-shape draw:style-name="gr4" draw:text-style-name="P1" draw:layer="layout" svg:width="0.595cm" svg:height="0.869cm" svg:x="2.937cm" svg:y="2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537cm" svg:y1="3.138cm" svg:x2="3.537cm" svg:y2="3.294cm">
          <text:p/>
        </draw:line>
        <draw:line draw:style-name="gr3" draw:text-style-name="P1" draw:layer="layout" svg:x1="2.561cm" svg:y1="2.181cm" svg:x2="2.561cm" svg:y2="1.709cm">
          <text:p/>
        </draw:line>
        <draw:frame draw:style-name="gr2" xml:id="id5" draw:id="id5" draw:layer="layout" svg:width="2.145cm" svg:height="0.911cm" svg:x="6.032cm" svg:y="4.381cm">
          <draw:text-box>
            <text:p>واپسی نکتہ</text:p>
          </draw:text-box>
          <draw:glue-point draw:id="4" svg:x="0.293cm" svg:y="-1.152cm"/>
        </draw:frame>
        <draw:connector draw:style-name="gr3" draw:text-style-name="P1" draw:layer="layout" draw:type="curve" draw:line-skew="0.095cm" svg:x1="7.166cm" svg:y1="4.732cm" svg:x2="6.313cm" svg:y2="3.476cm" draw:start-shape="id5" draw:start-glue-point="4" svg:d="m7166 4732c0-1437-853-809-853-1256">
          <text:p/>
        </draw:connector>
        <draw:connector draw:style-name="gr3" draw:text-style-name="P1" draw:layer="layout" draw:type="curve" draw:line-skew="-0.458cm" svg:x1="7.166cm" svg:y1="4.732cm" svg:x2="9.358cm" svg:y2="2.371cm" draw:start-shape="id5" draw:start-glue-point="4" svg:d="m7166 4732c0-3096 2192-1916 2192-2361">
          <text:p/>
        </draw:connector>
        <draw:frame draw:style-name="gr2" xml:id="id6" draw:id="id6" draw:layer="layout" svg:width="2.267cm" svg:height="0.911cm" svg:x="4.171cm" svg:y="0.516cm">
          <draw:text-box>
            <text:p>خارجی نکتہ</text:p>
          </draw:text-box>
          <draw:glue-point draw:id="4" svg:x="0.361cm" svg:y="2.974cm"/>
          <draw:glue-point draw:id="5" svg:x="-2.046cm" svg:y="1.811cm"/>
        </draw:frame>
        <draw:frame draw:style-name="gr2" xml:id="id7" draw:id="id7" draw:layer="layout" svg:width="2.145cm" svg:height="0.911cm" svg:x="0.208cm" svg:y="1.957cm">
          <draw:text-box>
            <text:p>واپسی نکتہ</text:p>
          </draw:text-box>
          <draw:glue-point draw:id="4" svg:x="-0.326cm" svg:y="3.391cm"/>
        </draw:frame>
        <draw:connector draw:style-name="gr3" draw:text-style-name="P1" draw:layer="layout" draw:type="curve" svg:x1="4.171cm" svg:y1="0.971cm" svg:x2="2.76cm" svg:y2="2.363cm" draw:start-shape="id6" svg:d="m4171 971c-1432 0-727 1392-1411 1392">
          <text:p/>
        </draw:connector>
        <draw:connector draw:style-name="gr3" draw:text-style-name="P1" draw:layer="layout" draw:type="curve" draw:line-skew="-0.265cm" svg:x1="1.211cm" svg:y1="2.72cm" svg:x2="2.798cm" svg:y2="3.155cm" draw:start-shape="id7" draw:start-glue-point="4" svg:d="m1211 2720c0 574 1587 357 1587 435">
          <text:p/>
        </draw:connector>
        <draw:frame draw:style-name="gr5" draw:text-style-name="P1" draw:layer="layout" svg:width="0.38cm" svg:height="0.365cm" svg:x="3.12cm" svg:y="2.225cm">
          <draw:image xlink:href="Pictures/200000010000013E00000131AF11CB39.svm" xlink:type="simple" xlink:show="embed" xlink:actuate="onLoad">
            <text:p/>
          </draw:image>
        </draw:frame>
        <draw:frame draw:style-name="gr6" draw:text-style-name="P1" draw:layer="layout" svg:width="0.335cm" svg:height="0.36cm" svg:x="2.067cm" svg:y="1.698cm">
          <draw:image xlink:href="Pictures/20000001000001180000012D67277C1E.svm" xlink:type="simple" xlink:show="embed" xlink:actuate="onLoad">
            <text:p/>
          </draw:image>
        </draw:frame>
        <draw:frame draw:style-name="gr7" draw:text-style-name="P1" draw:layer="layout" svg:width="0.486cm" svg:height="0.415cm" svg:x="2.889cm" svg:y="3.721cm">
          <draw:image xlink:href="Pictures/20000001000001960000015BAB64F6AF.svm" xlink:type="simple" xlink:show="embed" xlink:actuate="onLoad">
            <text:p/>
          </draw:image>
        </draw:frame>
        <draw:frame draw:style-name="gr7" draw:text-style-name="P1" draw:layer="layout" svg:width="0.486cm" svg:height="0.415cm" svg:x="5.307cm" svg:y="3.588cm">
          <draw:image xlink:href="Pictures/20000001000001960000015BAB64F6AF.svm" xlink:type="simple" xlink:show="embed" xlink:actuate="onLoad">
            <text:p/>
          </draw:image>
        </draw:frame>
        <draw:frame draw:style-name="gr6" draw:text-style-name="P1" draw:layer="layout" svg:width="0.335cm" svg:height="0.36cm" svg:x="6.664cm" svg:y="1.41cm">
          <draw:image xlink:href="Pictures/20000001000001180000012D67277C1E.svm" xlink:type="simple" xlink:show="embed" xlink:actuate="onLoad">
            <text:p/>
          </draw:image>
        </draw:frame>
        <draw:frame draw:style-name="gr5" draw:text-style-name="P1" draw:layer="layout" svg:width="0.38cm" svg:height="0.365cm" svg:x="6.706cm" svg:y="2.039cm">
          <draw:image xlink:href="Pictures/200000010000013E00000131AF11CB39.svm" xlink:type="simple" xlink:show="embed" xlink:actuate="onLoad">
            <text:p/>
          </draw:image>
        </draw:frame>
        <draw:frame draw:style-name="gr7" draw:text-style-name="P1" draw:layer="layout" svg:width="0.486cm" svg:height="0.415cm" svg:x="8.485cm" svg:y="1.858cm">
          <draw:image xlink:href="Pictures/20000001000001960000015BAB64F6AF.svm" xlink:type="simple" xlink:show="embed" xlink:actuate="onLoad">
            <text:p/>
          </draw:image>
        </draw:frame>
        <draw:frame draw:style-name="gr6" draw:text-style-name="P1" draw:layer="layout" svg:width="0.335cm" svg:height="0.36cm" svg:x="9.654cm" svg:y="1.61cm">
          <draw:image xlink:href="Pictures/20000001000001180000012D67277C1E.svm" xlink:type="simple" xlink:show="embed" xlink:actuate="onLoad">
            <text:p/>
          </draw:image>
        </draw:frame>
        <draw:frame draw:style-name="gr8" draw:text-style-name="P1" draw:layer="layout" svg:width="0.739cm" svg:height="0.365cm" svg:x="10.709cm" svg:y="2.599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38cm" svg:height="0.365cm" svg:x="9.733cm" svg:y="2.172cm">
          <draw:image xlink:href="Pictures/200000010000013E00000131AF11CB3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22T11:57:27</meta:creation-date>
    <meta:editing-duration>PT1H2M33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3-17T16:53:15</dc:date>
    <dc:creator>kkk </dc:creator>
    <meta:document-statistic meta:object-count="35"/>
    <meta:template xlink:type="simple" xlink:actuate="onRequest" xlink:title="kkkFigures" xlink:href="../../../../.libreoffice/3/user/template/kkkFigures.otg" meta:date="2013-11-22T11:57:26"/>
  </office:meta>
</office:document-meta>
</file>